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2" svg:font-family="'Liberation Sans', sans-serif"/>
    <style:font-face style:name="OpenSymbol" svg:font-family="OpenSymbol, 'Arial Unicode MS'"/>
    <style:font-face style:name="Trebuchet MS" svg:font-family="'Trebuchet MS', Verdana, sans-serif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484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598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5" style:family="paragraph" style:parent-style-name="Table_20_Contents">
      <style:text-properties fo:background-color="transparent"/>
    </style:style>
    <style:style style:name="P6" style:family="paragraph" style:parent-style-name="Table_20_Contents">
      <style:text-properties officeooo:rsid="000c4c6e" officeooo:paragraph-rsid="000c4c6e" fo:background-color="transparent"/>
    </style:style>
    <style:style style:name="P7" style:family="paragraph" style:parent-style-name="Table_20_Contents">
      <style:text-properties officeooo:rsid="000c4c6e" officeooo:paragraph-rsid="000c4c6e"/>
    </style:style>
    <style:style style:name="P8" style:family="paragraph" style:parent-style-name="Table_20_Contents">
      <style:text-properties fo:font-weight="bold" officeooo:rsid="001a5680" officeooo:paragraph-rsid="000deac6" style:font-weight-asian="bold" style:font-weight-complex="bold"/>
    </style:style>
    <style:style style:name="P9" style:family="paragraph" style:parent-style-name="Table_20_Contents">
      <style:text-properties officeooo:paragraph-rsid="000deac6"/>
    </style:style>
    <style:style style:name="P10" style:family="paragraph" style:parent-style-name="Text_20_body">
      <style:paragraph-properties fo:margin-top="0.499cm" fo:margin-bottom="0.499cm" loext:contextual-spacing="false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0c4c6e" officeooo:paragraph-rsid="000c4c6e" fo:background-color="transparent"/>
    </style:style>
    <style:style style:name="P11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0c4c6e" officeooo:paragraph-rsid="000c4c6e" fo:background-color="transparent"/>
    </style:style>
    <style:style style:name="P12" style:family="paragraph" style:parent-style-name="Standard" style:master-page-name="Standard">
      <style:paragraph-properties fo:text-align="end" style:justify-single-word="false" style:page-number="auto"/>
      <style:text-properties officeooo:paragraph-rsid="00135ebc"/>
    </style:style>
    <style:style style:name="P13" style:family="paragraph" style:parent-style-name="Standard">
      <style:paragraph-properties fo:text-align="end" style:justify-single-word="false"/>
      <style:text-properties officeooo:rsid="00135ebc" officeooo:paragraph-rsid="00135ebc" fo:background-color="transparent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style:font-name="Liberation Sans1"/>
    </style:style>
    <style:style style:name="P15" style:family="paragraph" style:parent-style-name="Text_20_body" style:list-style-name="L2">
      <style:paragraph-properties fo:margin-top="0cm" fo:margin-bottom="0cm" loext:contextual-spacing="false"/>
      <style:text-properties officeooo:paragraph-rsid="000c4c6e"/>
    </style:style>
    <style:style style:name="P16" style:family="paragraph" style:parent-style-name="Text_20_body" style:list-style-name="L3">
      <style:paragraph-properties fo:margin-top="0cm" fo:margin-bottom="0cm" loext:contextual-spacing="false"/>
      <style:text-properties fo:font-size="9pt" officeooo:rsid="000cfa58" officeooo:paragraph-rsid="0011c209" style:font-size-asian="9pt" style:font-size-complex="9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135ebc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2" fo:font-size="10pt" fo:letter-spacing="normal" fo:font-style="normal" fo:font-weight="normal" officeooo:paragraph-rsid="00135ebc"/>
    </style:style>
    <style:style style:name="P19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0c4c6e" officeooo:paragraph-rsid="0014f577" fo:background-color="transparent"/>
    </style:style>
    <style:style style:name="P20" style:family="paragraph" style:parent-style-name="Table_20_Contents">
      <style:text-properties officeooo:rsid="00135ebc" officeooo:paragraph-rsid="00135ebc" fo:background-color="transparent"/>
    </style:style>
    <style:style style:name="T1" style:family="text">
      <style:text-properties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0c4c6e" fo:background-color="transparent" loext:char-shading-value="0"/>
    </style:style>
    <style:style style:name="T7" style:family="text">
      <style:text-properties officeooo:rsid="0011c209" fo:background-color="transparent" loext:char-shading-value="0"/>
    </style:style>
    <style:style style:name="T8" style:family="text">
      <style:text-properties officeooo:rsid="00135ebc" fo:background-color="transparent" loext:char-shading-value="0"/>
    </style:style>
    <style:style style:name="T9" style:family="text">
      <style:text-properties fo:font-weight="normal" fo:background-color="transparent" loext:char-shading-value="0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c4c6e"/>
    </style:style>
    <style:style style:name="T12" style:family="text">
      <style:text-properties officeooo:rsid="001d9b1c"/>
    </style:style>
    <style:style style:name="T13" style:family="text">
      <style:text-properties officeooo:rsid="0010efea"/>
    </style:style>
    <style:style style:name="T14" style:family="text">
      <style:text-properties officeooo:rsid="00112aa4"/>
    </style:style>
    <style:style style:name="T15" style:family="text">
      <style:text-properties fo:font-variant="normal" fo:text-transform="none" fo:color="#222222" style:font-name="arial" fo:font-size="9pt" fo:letter-spacing="normal" fo:font-style="normal" fo:font-weight="normal" fo:background-color="transparent" loext:char-shading-value="0"/>
    </style:style>
    <style:style style:name="T16" style:family="text">
      <style:text-properties fo:font-variant="normal" fo:text-transform="none" fo:color="#222222" style:font-name="arial" fo:font-size="9pt" fo:letter-spacing="normal" fo:font-style="normal" fo:font-weight="bold" fo:background-color="transparent" loext:char-shading-value="0" style:font-weight-asian="bold" style:font-weight-complex="bold"/>
    </style:style>
    <style:style style:name="T17" style:family="text">
      <style:text-properties fo:font-variant="normal" fo:text-transform="none" fo:color="#555555" style:font-name="Trebuchet MS" fo:font-size="15pt" fo:letter-spacing="normal" fo:font-style="normal"/>
    </style:style>
    <style:style style:name="T18" style:family="text">
      <style:text-properties fo:font-variant="normal" fo:text-transform="none" fo:color="#000000" style:font-name="Liberation Sans2" fo:font-size="10pt" fo:letter-spacing="normal" fo:language="cs" fo:country="CZ" fo:font-style="normal" fo:font-weight="normal"/>
    </style:style>
    <style:style style:name="T19" style:family="text">
      <style:text-properties fo:font-variant="normal" fo:text-transform="none" fo:color="#000000" style:font-name="Liberation Sans2" fo:font-size="10pt" fo:letter-spacing="normal" fo:font-style="normal" fo:font-weight="normal"/>
    </style:style>
    <style:style style:name="T20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21" style:family="text">
      <style:text-properties fo:font-variant="normal" fo:text-transform="none" fo:color="#1155cc" style:font-name="Liberation Sans2" fo:font-size="10pt" fo:letter-spacing="normal" fo:font-style="normal" fo:font-weight="normal"/>
    </style:style>
    <style:style style:name="T22" style:family="text">
      <style:text-properties fo:font-variant="normal" fo:text-transform="none" fo:color="#1155cc" style:font-name="Liberation Sans2" fo:font-size="10pt" fo:letter-spacing="normal" fo:font-style="normal" fo:font-weight="normal" officeooo:rsid="00459c9f"/>
    </style:style>
    <style:style style:name="T23" style:family="text">
      <style:text-properties officeooo:rsid="0011c209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8">Sp. zn. </text:span>#9764</text:p>
      <text:p text:style-name="P13"/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3">Zadavatel</text:span><text:span text:style-name="T9">:</text:span></text:p>
          </table:table-cell>
          <table:table-cell table:style-name="Tabulka1.A1" office:value-type="string">
            <text:p text:style-name="Table_20_Contents"><text:span text:style-name="T3">Česká pirátská strana</text:span><text:span text:style-name="T5">, </text:span><text:span text:style-name="T6">Administrativní odbor</text:span></text:p>
            <text:p text:style-name="P7"><text:span text:style-name="T5">kontakt: Mgr. Martin Kučera, </text:span><text:a xlink:type="simple" xlink:href="mailto:martin.kucera@pirati.cz" text:style-name="Internet_20_link" text:visited-style-name="Visited_20_Internet_20_Link"><text:span text:style-name="T5">martin.kucera@pirati.cz</text:span></text:a></text:p>
            <text:p text:style-name="P6">vedoucí administrativního odboru</text:p>
            <text:p text:style-name="P5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Dodavatel</text:span><text:span text:style-name="T9">:</text:span></text:p>
          </table:table-cell>
          <table:table-cell table:style-name="Tabulka1.A1" office:value-type="string">
            <text:p text:style-name="Table_20_Contents"><text:span text:style-name="T4">Barbora Hlinková,</text:span><text:span text:style-name="T5"> sídlo: </text:span><text:span text:style-name="T7">Chotovice</text:span><text:span text:style-name="T5"> IČO: </text:span>01965557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Zadaný úkol</text:span><text:span text:style-name="T5">:</text:span></text:p>
          </table:table-cell>
          <table:table-cell table:style-name="Tabulka1.A1" office:value-type="string">
            <text:list xml:id="list2604438289417857094" text:style-name="L3">
              <text:list-item>
                <text:p text:style-name="P16">administrativní agenda celostátního vedení (zejména administrativního odboru, personálního odboru) včetně zastupitelnosti s asistenty republikového předsednictva a republikového výboru </text:p>
              </text:list-item>
              <text:list-item>
                <text:p text:style-name="P16">příprava smluv (kooperace s personálním odborem)</text:p>
              </text:list-item>
              <text:list-item>
                <text:p text:style-name="P16">pomoc oblastním sdružením s vedením jednání a zápisy (ve spolupráci s krajskými koordinátory)</text:p>
              </text:list-item>
              <text:list-item>
                <text:p text:style-name="P16">administrativa související se zakládáním místních sdružení</text:p>
              </text:list-item>
              <text:list-item>
                <text:p text:style-name="P16">zpracování papírové pošty, správa datové schránky, komunikace s vedením, digitalizace dokumentů</text:p>
              </text:list-item>
              <text:list-item>
                <text:p text:style-name="P16">vkládání doručených smluv do registru smluv</text:p>
              </text:list-item>
              <text:list-item>
                <text:p text:style-name="P16">spisová služba a správa a údržba fyzického archivu smluv, dokumentů apod.</text:p>
              </text:list-item>
              <text:list-item>
                <text:p text:style-name="P16">komunikace s dodavateli telefonních a poštovních služeb</text:p>
              </text:list-item>
              <text:list-item>
                <text:p text:style-name="P16">komunikace se státními a obecními úřady</text:p>
              </text:list-item>
              <text:list-item>
                <text:p text:style-name="P16">dokumentace postupů, spolupráce na návodech k vnitrostranickým systémům</text:p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Smluvní typ</text:span><text:span text:style-name="T5">:</text:span></text:p>
          </table:table-cell>
          <table:table-cell table:style-name="Tabulka1.A1" office:value-type="string">
            <text:p text:style-name="Table_20_Contents"><text:span text:style-name="T5">Příkazní smlouva na dobu </text:span><text:span text:style-name="T6">neurčitou</text:span></text:p>
          </table:table-cell>
        </table:table-row>
        <table:table-row table:style-name="Tabulka1.1">
          <table:table-cell table:style-name="Tabulka1.A1" office:value-type="string">
            <text:p text:style-name="P8">Časová náročnost<text:span text:style-name="T10">:</text:span></text:p>
          </table:table-cell>
          <table:table-cell table:style-name="Tabulka1.A1" office:value-type="string">
            <text:p text:style-name="P9">Odhad: <text:span text:style-name="T14">40</text:span>h <text:span text:style-name="T12">týdně </text:span>(slovy: <text:span text:style-name="T12">dvacet</text:span>hodin)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Místo plnění</text:span><text:span text:style-name="T5">:</text:span></text:p>
          </table:table-cell>
          <table:table-cell table:style-name="Tabulka1.A1" office:value-type="string">
            <text:p text:style-name="P5">Praha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Odměna</text:span><text:span text:style-name="T5">:</text:span></text:p>
          </table:table-cell>
          <table:table-cell table:style-name="Tabulka1.A1" office:value-type="string">
            <text:list xml:id="list5338337474288073785" text:style-name="L2">
              <text:list-item>
                <text:p text:style-name="P15">paušální odměna <text:span text:style-name="T23">26 000</text:span> Kč měsíčně</text:p>
              </text:list-item>
              <text:list-item>
                <text:p text:style-name="P15">úkolová odměna: až 5 000 Kč měsíčně</text:p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Termín provedení</text:span><text:span text:style-name="T5">:</text:span></text:p>
          </table:table-cell>
          <table:table-cell table:style-name="Tabulka1.A1" office:value-type="string">
            <text:p text:style-name="P20">12.04.2018 na dobu neurčitou</text:p>
          </table:table-cell>
        </table:table-row>
      </table:table>
      <text:p text:style-name="P4"><text:span text:style-name="T5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5">https://www.pirati.cz/rules/ppu</text:span></text:span></text:a><text:span text:style-name="T5">&gt;, s nimiž se smluvní strany seznámily a zavazují se je dodržovat. Na důkaz seznámení se s podmínkami a uzavření smlouvy připojují smluvní strany své podpisy:</text:span></text:p>
      <text:p text:style-name="P10">V Praze <text:span text:style-name="T23">12.4.2018</text:span></text:p>
      <text:p text:style-name="P11"/>
      <text:p text:style-name="P11">………………………………. <text:s text:c="49"/>…………………………………..</text:p>
      <text:p text:style-name="P19">Martin Kučera<text:tab/><text:tab/><text:tab/><text:span text:style-name="T10">Barbora Hlinková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2" svg:font-family="'Liberation Sans', sans-serif"/>
    <style:font-face style:name="OpenSymbol" svg:font-family="OpenSymbol, 'Arial Unicode MS'"/>
    <style:font-face style:name="Trebuchet MS" svg:font-family="'Trebuchet MS', Verdana, sans-serif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2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2" fo:font-size="10pt" fo:letter-spacing="normal" fo:font-style="normal" fo:font-weight="normal" officeooo:paragraph-rsid="00135ebc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135ebc"/>
    </style:style>
    <style:style style:name="MT1" style:family="text">
      <style:text-properties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fo:font-variant="normal" fo:text-transform="none" fo:color="#000000" style:font-name="Liberation Sans2" fo:font-size="10pt" fo:letter-spacing="normal" fo:font-style="normal" fo:font-weight="normal"/>
    </style:style>
    <style:style style:name="MT4" style:family="text">
      <style:text-properties fo:font-variant="normal" fo:text-transform="none" fo:color="#1155cc" style:font-name="Liberation Sans2" fo:font-size="10pt" fo:letter-spacing="normal" fo:font-style="normal" fo:font-weight="normal" officeooo:rsid="00459c9f"/>
    </style:style>
    <style:style style:name="MT5" style:family="text">
      <style:text-properties fo:font-variant="normal" fo:text-transform="none" fo:color="#1155cc" style:font-name="Liberation Sans2" fo:font-size="10pt" fo:letter-spacing="normal" fo:font-style="normal" fo:font-weight="normal"/>
    </style:style>
    <style:style style:name="MT6" style:family="text">
      <style:text-properties fo:font-variant="normal" fo:text-transform="none" fo:color="#000000" style:font-name="Liberation Sans2" fo:font-size="10pt" fo:letter-spacing="normal" fo:language="cs" fo:country="CZ" fo:font-style="normal" fo:font-weight="normal"/>
    </style:style>
    <style:style style:name="MT7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47cm" fo:margin-bottom="1.342cm" fo:margin-left="2.499cm" fo:margin-right="1.91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1.397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4cm" svg:height="2.344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2</text:page-number></text:span></text:p>
      </style:footer>
      <style:footer-first>
        <text:p text:style-name="MP2">Česká pirátská strana • Řehořova 943/19, 130 00 Praha 3 • Doručovat do datové schránky b2i4r6j</text:p>
        <text:p text:style-name="MP3"><text:span text:style-name="MT3">Tel. +420 </text:span><text:span text:style-name="MT4">608 963 111</text:span><text:span text:style-name="MT3"> • Web </text:span><text:a xlink:type="simple" xlink:href="http://www.pirati.cz/" office:target-frame-name="_blank" xlink:show="new" text:style-name="Internet_20_link" text:visited-style-name="Visited_20_Internet_20_Link"><text:span text:style-name="MT5">http://www.pirati.cz</text:span></text:a><text:span text:style-name="MT3"> • E-mail </text:span><text:a xlink:type="simple" xlink:href="mailto:info@pirati.cz" office:target-frame-name="_blank" xlink:show="new" text:style-name="Internet_20_link" text:visited-style-name="Visited_20_Internet_20_Link"><text:span text:style-name="MT5">info@pirati.cz</text:span></text:a><text:span text:style-name="MT3"> • IČO 71339698</text:span></text:p>
        <text:p text:style-name="MP3"><text:span text:style-name="MT6">Transparentní účty: Volební: 2901172853/2010, Zvláštní: 2200623578/2010,</text:span><text:span text:style-name="MT7"> </text:span><text:span text:style-name="MT6">2100048174/2010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4-12T12:36:37.633259716</dc:date>
    <meta:print-date>2018-04-12T12:28:14.699993941</meta:print-date>
    <meta:editing-cycles>100</meta:editing-cycles>
    <meta:editing-duration>P24DT12H47M14S</meta:editing-duration>
    <meta:generator>LibreOffice/5.1.6.2$Linux_X86_64 LibreOffice_project/10m0$Build-2</meta:generator>
    <meta:document-statistic meta:table-count="1" meta:image-count="1" meta:object-count="0" meta:page-count="1" meta:paragraph-count="39" meta:word-count="263" meta:character-count="1990" meta:non-whitespace-character-count="1724"/>
    <meta:user-defined meta:name="Informace 1"/>
    <meta:user-defined meta:name="Informace 2"/>
    <meta:user-defined meta:name="Informace 3"/>
    <meta:user-defined meta:name="Informace 4"/>
  </office:meta>
</office:document-meta>
</file>